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ddf4e" officeooo:paragraph-rsid="001ddf4e"/>
    </style:style>
    <style:style style:name="P2" style:family="paragraph" style:parent-style-name="Standard">
      <style:text-properties officeooo:rsid="001ddf4e" officeooo:paragraph-rsid="001fbbe2"/>
    </style:style>
    <style:style style:name="P3" style:family="paragraph" style:parent-style-name="Standard">
      <style:text-properties officeooo:rsid="001ddf4e" officeooo:paragraph-rsid="0021b496"/>
    </style:style>
    <style:style style:name="P4" style:family="paragraph" style:parent-style-name="Standard">
      <style:text-properties fo:font-size="14pt" fo:font-weight="bold" officeooo:rsid="0022ca1e" officeooo:paragraph-rsid="0022ca1e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paragraph-rsid="001ddf4e"/>
    </style:style>
    <style:style style:name="P6" style:family="paragraph" style:parent-style-name="Standard">
      <style:text-properties officeooo:rsid="001fbbe2" officeooo:paragraph-rsid="001fbbe2"/>
    </style:style>
    <style:style style:name="P7" style:family="paragraph" style:parent-style-name="Standard">
      <style:text-properties officeooo:rsid="0020fd43" officeooo:paragraph-rsid="0020fd43"/>
    </style:style>
    <style:style style:name="P8" style:family="paragraph" style:parent-style-name="Standard">
      <style:text-properties officeooo:paragraph-rsid="0021b496"/>
    </style:style>
    <style:style style:name="P9" style:family="paragraph" style:parent-style-name="Standard">
      <style:text-properties officeooo:rsid="0021b496" officeooo:paragraph-rsid="0021b496"/>
    </style:style>
    <style:style style:name="P10" style:family="paragraph" style:parent-style-name="Standard">
      <style:text-properties officeooo:paragraph-rsid="0022ca1e"/>
    </style:style>
    <style:style style:name="P11" style:family="paragraph" style:parent-style-name="Standard">
      <style:text-properties officeooo:rsid="00246733" officeooo:paragraph-rsid="00246733"/>
    </style:style>
    <style:style style:name="P12" style:family="paragraph" style:parent-style-name="Standard">
      <style:text-properties officeooo:paragraph-rsid="0025bd93"/>
    </style:style>
    <style:style style:name="P13" style:family="paragraph" style:parent-style-name="Standard">
      <style:text-properties officeooo:paragraph-rsid="002a1fcd"/>
    </style:style>
    <style:style style:name="P14" style:family="paragraph" style:parent-style-name="Standard">
      <style:text-properties fo:font-weight="bold" officeooo:paragraph-rsid="001ddf4e" style:font-weight-asian="bold" style:font-weight-complex="bold"/>
    </style:style>
    <style:style style:name="T1" style:family="text">
      <style:text-properties officeooo:rsid="001ddf4e"/>
    </style:style>
    <style:style style:name="T2" style:family="text">
      <style:text-properties officeooo:rsid="001fbbe2"/>
    </style:style>
    <style:style style:name="T3" style:family="text">
      <style:text-properties fo:font-weight="bold" officeooo:rsid="0021b496" style:font-weight-asian="bold" style:font-weight-complex="bold"/>
    </style:style>
    <style:style style:name="T4" style:family="text">
      <style:text-properties fo:font-weight="bold" officeooo:rsid="001fbbe2" style:font-weight-asian="bold" style:font-weight-complex="bold"/>
    </style:style>
    <style:style style:name="T5" style:family="text">
      <style:text-properties fo:font-weight="bold" officeooo:rsid="002856c4" style:font-weight-asian="bold" style:font-weight-complex="bold"/>
    </style:style>
    <style:style style:name="T6" style:family="text">
      <style:text-properties officeooo:rsid="0020fd43"/>
    </style:style>
    <style:style style:name="T7" style:family="text">
      <style:text-properties fo:font-size="14pt" officeooo:rsid="001ddf4e" style:font-size-asian="14pt" style:font-size-complex="14pt"/>
    </style:style>
    <style:style style:name="T8" style:family="text">
      <style:text-properties fo:font-size="14pt" officeooo:rsid="0020fd43" style:font-size-asian="14pt" style:font-size-complex="14pt"/>
    </style:style>
    <style:style style:name="T9" style:family="text">
      <style:text-properties fo:font-size="14pt" officeooo:rsid="001fbbe2" style:font-size-asian="14pt" style:font-size-complex="14pt"/>
    </style:style>
    <style:style style:name="T10" style:family="text">
      <style:text-properties officeooo:rsid="0021b496"/>
    </style:style>
    <style:style style:name="T11" style:family="text">
      <style:text-properties officeooo:rsid="0022ca1e"/>
    </style:style>
    <style:style style:name="T12" style:family="text">
      <style:text-properties officeooo:rsid="00246733"/>
    </style:style>
    <style:style style:name="T13" style:family="text">
      <style:text-properties officeooo:rsid="0025bd93"/>
    </style:style>
    <style:style style:name="T14" style:family="text">
      <style:text-properties officeooo:rsid="00269abd"/>
    </style:style>
    <style:style style:name="T15" style:family="text">
      <style:text-properties officeooo:rsid="002856c4"/>
    </style:style>
    <style:style style:name="T16" style:family="text">
      <style:text-properties officeooo:rsid="002a1fcd"/>
    </style:style>
    <style:style style:name="T17" style:family="text">
      <style:text-properties officeooo:rsid="002ae0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7">Criando servidor </text:span><text:span text:style-name="T8">Ubuntu </text:span><text:span text:style-name="T7">para estudo </text:span><text:span text:style-name="T8">usando</text:span><text:span text:style-name="T7"> RaspberryP</text:span><text:span text:style-name="T9">i</text:span></text:p>
      <text:p text:style-name="P1"/>
      <text:p text:style-name="P1">Este documento te objetivo de descrever a criação de um servidor Ubuntu para estudo com custo baixo <text:span text:style-name="T10">utilizando o RasberryPi.</text:span></text:p>
      <text:p text:style-name="P1"/>
      <text:p text:style-name="P3"><text:span text:style-name="T6">Para saber mais sobre o que é </text:span><text:span text:style-name="T15">o RaspberryPi</text:span><text:span text:style-name="T6">→ </text:span><text:a xlink:type="simple" xlink:href="https://olhardigital.com.br/noticia/raspberry-pi-o-que-e-para-que-serve-e-como-comprar/82921" text:style-name="Internet_20_link" text:visited-style-name="Visited_20_Internet_20_Link"><text:span text:style-name="T6">https://olhardigital.com.br/noticia/raspberry-pi-o-que-e-para-que-serve-e-como-comprar/82921</text:span></text:a></text:p>
      <text:p text:style-name="P1"/>
      <text:p text:style-name="P5"><text:span text:style-name="T1">Você poderia usar VMs mas de qualquer maneira estaria alocando recursos de hardware para rodar as </text:span><text:span text:style-name="T2">VMs</text:span><text:span text:style-name="T1">.</text:span></text:p>
      <text:p text:style-name="P7"/>
      <text:p text:style-name="P8"><text:span text:style-name="T6">C</text:span><text:span text:style-name="T1">om cerca de US$ 80,00 </text:span><text:span text:style-name="T10">pode-se adquirir</text:span><text:span text:style-name="T1"> </text:span><text:span text:style-name="T6">um</text:span><text:span text:style-name="T1"> RaspberryP</text:span><text:span text:style-name="T2">i </text:span><text:span text:style-name="T6">3</text:span><text:span text:style-name="T1">. </text:span></text:p>
      <text:p text:style-name="P8"/>
      <text:p text:style-name="P4">Instalando sistema operacional.</text:p>
      <text:p text:style-name="P10"/>
      <text:p text:style-name="P10"><text:span text:style-name="T2">Com seu dispositivo em mãos a primeira coisa a fazer é </text:span><text:span text:style-name="T10">instalar </text:span><text:span text:style-name="T2">o </text:span><text:span text:style-name="T10">sistema operacional</text:span><text:span text:style-name="T2">. </text:span></text:p>
      <text:p text:style-name="P10"/>
      <text:p text:style-name="P13"><text:span text:style-name="T2">O modo mais simples é utilizando o </text:span><text:span text:style-name="T4">Raspberry Pi </text:span><text:span text:style-name="T3">Imager,</text:span><text:span text:style-name="T10"> que faz download da imagem e gera o sdcard bootável. </text:span><text:span text:style-name="T11">Faça download </text:span><text:span text:style-name="T16">do </text:span><text:span text:style-name="T4">Raspberry Pi </text:span><text:span text:style-name="T3">Imager, </text:span><text:span text:style-name="T11">insira o sdcard no seu computador e execute-o</text:span><text:span text:style-name="T2">. </text:span><text:span text:style-name="T10">Selecione o sistema operacional, neste caso Ubuntu. </text:span><text:span text:style-name="T11">Selecione também o sdcard (atenção para selecionar o dispositivo destino correto pois os dados serão apagados)</text:span></text:p>
      <text:p text:style-name="P6"/>
      <text:p text:style-name="P6"><text:a xlink:type="simple" xlink:href="https://ubuntu.com/tutorials/how-to-install-ubuntu-on-your-raspberry-pi#2-prepare-the-sd-card" text:style-name="Internet_20_link" text:visited-style-name="Visited_20_Internet_20_Link">https://ubuntu.com/tutorials/how-to-install-ubuntu-on-your-raspberry-pi#2-prepare-the-sd-card</text:a></text:p>
      <text:p text:style-name="P6"/>
      <text:p text:style-name="P11">Você pode configurar para acessar wi-fi ao iniciar ou usar porta de rede ethernet (cabo).</text:p>
      <text:p text:style-name="P9"/>
      <text:p text:style-name="P9"><text:a xlink:type="simple" xlink:href="https://ubuntu.com/tutorials/how-to-install-ubuntu-on-your-raspberry-pi#3-wifi-or-ethernet" text:style-name="Internet_20_link" text:visited-style-name="Visited_20_Internet_20_Link">https://ubuntu.com/tutorials/how-to-install-ubuntu-on-your-raspberry-pi#3-wifi-or-ethernet</text:a></text:p>
      <text:p text:style-name="P9"/>
      <text:p text:style-name="P12"><text:span text:style-name="T12">Após decidir como conectar à rede, o próximo passo é inserir o sdcard no RaspberryPi, ligar o dispositivo, e acessa-lo remotamente via ssh. </text:span><text:span text:style-name="T14">S</text:span><text:span text:style-name="T16">e</text:span><text:span text:style-name="T14"> não conseguir conectar via wi-fi</text:span><text:span text:style-name="T12"> conect</text:span><text:span text:style-name="T13">e</text:span><text:span text:style-name="T12"> via cabo e deix</text:span><text:span text:style-name="T13">e</text:span><text:span text:style-name="T12"> para configurar o wi-fi depois. </text:span><text:span text:style-name="T13">Ou se preferir pode conectar monitor e teclado e </text:span><text:span text:style-name="T14">acessar</text:span><text:span text:style-name="T13"> tradi</text:span><text:span text:style-name="T15">c</text:span><text:span text:style-name="T13">ionalmente </text:span><text:span text:style-name="T15">neste primeiro boot</text:span><text:span text:style-name="T13">. A senha inicial é ubuntu que deve ser trocada no primeiro login.</text:span></text:p>
      <text:p text:style-name="P11"/>
      <text:p text:style-name="P11"><text:a xlink:type="simple" xlink:href="https://ubuntu.com/tutorials/how-to-install-ubuntu-on-your-raspberry-pi#4-boot-ubuntu-server" text:style-name="Internet_20_link" text:visited-style-name="Visited_20_Internet_20_Link">https://ubuntu.com/tutorials/how-to-install-ubuntu-on-your-raspberry-pi#4-boot-ubuntu-server</text:a></text:p>
      <text:p text:style-name="P11"/>
      <text:p text:style-name="P13"><text:span text:style-name="T13">Seu servidor Ubunt</text:span><text:span text:style-name="T15">u</text:span><text:span text:style-name="T13"> já está no ar!!!! </text:span><text:span text:style-name="T15">Você </text:span><text:span text:style-name="T5">não</text:span><text:span text:style-name="T15"> precisará </text:span><text:span text:style-name="T16">mais </text:span><text:span text:style-name="T15">de monitor e teclado para configurar </text:span><text:span text:style-name="T16">e acessar </text:span><text:span text:style-name="T15">as aplicações no servidor. Tudo poderá ser feito remotamente. Basta ligar o RasberryPi na tomada </text:span><text:span text:style-name="T17">e acessar via ssh executando “ssh ubuntu@ip_do_servidor”. </text:span></text:p>
      <text:p text:style-name="P13"><text:span text:style-name="T15">Para desligar digite no terminal “sudo shutdown -P now”, aguarde </text:span><text:span text:style-name="T16">cerca de </text:span><text:span text:style-name="T15">1 minuto e desligue o RaspberryPi da tomada.</text:span></text:p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09T19:09:08.286635890</meta:creation-date>
    <dc:date>2020-06-09T22:59:04.418959755</dc:date>
    <meta:editing-duration>PT20M18S</meta:editing-duration>
    <meta:editing-cycles>6</meta:editing-cycles>
    <meta:generator>LibreOffice_Vanilla/6.4.4.2$MacOSX_X86_64 LibreOffice_project/3d775be2011f3886db32dfd395a6a6d1ca2630ff</meta:generator>
    <meta:document-statistic meta:table-count="0" meta:image-count="0" meta:object-count="0" meta:page-count="1" meta:paragraph-count="15" meta:word-count="283" meta:character-count="2087" meta:non-whitespace-character-count="1816"/>
  </office:meta>
</office:document-meta>
</file>